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 svg:font-family="'DejaVu Sans'" style:font-family-generic="swiss"/>
    <style:font-face style:name="FreeSans1" svg:font-family="FreeSans" style:font-family-generic="swiss"/>
    <style:font-face style:name="DejaVu Sans1"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8.59cm" table:align="center" style:writing-mode="lr-tb"/>
    </style:style>
    <style:style style:name="Tabella1.A" style:family="table-column">
      <style:table-column-properties style:column-width="1.27cm"/>
    </style:style>
    <style:style style:name="Tabella1.B" style:family="table-column">
      <style:table-column-properties style:column-width="4.128cm"/>
    </style:style>
    <style:style style:name="Tabella1.C" style:family="table-column">
      <style:table-column-properties style:column-width="1.588cm"/>
    </style:style>
    <style:style style:name="Tabella1.D" style:family="table-column">
      <style:table-column-properties style:column-width="1.605cm"/>
    </style:style>
    <style:style style:name="Tabella1.1" style:family="table-row">
      <style:table-row-properties style:min-row-height="0.423cm" fo:keep-together="always"/>
    </style:style>
    <style:style style:name="Tabella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ella1.B1" style:family="table-cell">
      <style:table-cell-properties style:vertical-align="middle" fo:padding-left="0.191cm" fo:padding-right="0.191cm" fo:padding-top="0cm" fo:padding-bottom="0cm" fo:border="0.25pt solid #000000" style:writing-mode="lr-tb"/>
    </style:style>
    <style:style style:name="Tabella1.A2"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ella1.3" style:family="table-row">
      <style:table-row-properties style:min-row-height="0.564cm" fo:keep-together="auto"/>
    </style:style>
    <style:style style:name="P1" style:family="paragraph" style:parent-style-name="references">
      <style:text-properties style:font-name-asian="MS Mincho"/>
    </style:style>
    <style:style style:name="P2" style:family="paragraph" style:parent-style-name="Affiliation">
      <style:text-properties style:font-name-asian="MS Mincho"/>
    </style:style>
    <style:style style:name="P3" style:family="paragraph" style:parent-style-name="bullet_20_list" style:list-style-name="WW8Num3">
      <style:text-properties fo:font-style="italic" officeooo:rsid="00052074" officeooo:paragraph-rsid="00052074" style:font-style-asian="italic" style:font-style-complex="italic"/>
    </style:style>
    <style:style style:name="P4" style:family="paragraph" style:parent-style-name="bullet_20_list" style:list-style-name="WW8Num3">
      <style:text-properties fo:font-style="italic" officeooo:rsid="00063d5f" officeooo:paragraph-rsid="00063d5f" style:font-style-asian="italic" style:font-style-complex="italic"/>
    </style:style>
    <style:style style:name="P5" style:family="paragraph" style:parent-style-name="bullet_20_list" style:list-style-name="">
      <style:text-properties fo:font-style="italic" officeooo:rsid="00063d5f" officeooo:paragraph-rsid="00063d5f" style:font-style-asian="italic" style:font-style-complex="italic"/>
    </style:style>
    <style:style style:name="P6" style:family="paragraph" style:parent-style-name="bullet_20_list">
      <style:text-properties fo:font-style="italic" officeooo:rsid="0008cc4b" officeooo:paragraph-rsid="0008cc4b" style:font-style-asian="italic" style:font-style-complex="italic"/>
    </style:style>
    <style:style style:name="P7" style:family="paragraph" style:parent-style-name="bullet_20_list">
      <style:text-properties fo:font-style="italic" officeooo:rsid="00090346" officeooo:paragraph-rsid="00090346" style:font-style-asian="italic" style:font-style-complex="italic"/>
    </style:style>
    <style:style style:name="P8" style:family="paragraph" style:parent-style-name="key_20_words">
      <style:text-properties style:font-name-asian="MS Mincho"/>
    </style:style>
    <style:style style:name="P9" style:family="paragraph" style:parent-style-name="paper_20_title" style:master-page-name="Standard">
      <style:paragraph-properties style:page-number="auto"/>
    </style:style>
    <style:style style:name="P10" style:family="paragraph" style:parent-style-name="Text_20_body" style:list-style-name="WW8Num9"/>
    <style:style style:name="P11" style:family="paragraph" style:parent-style-name="Text_20_body">
      <style:text-properties officeooo:paragraph-rsid="0002647a"/>
    </style:style>
    <style:style style:name="P12" style:family="paragraph" style:parent-style-name="Text_20_body">
      <style:text-properties fo:font-style="italic" fo:font-weight="bold" officeooo:rsid="0004f79b" officeooo:paragraph-rsid="0004f79b" style:font-style-asian="italic" style:font-weight-asian="bold" style:font-style-complex="italic" style:font-weight-complex="bold"/>
    </style:style>
    <style:style style:name="P13" style:family="paragraph" style:parent-style-name="Text_20_body">
      <style:text-properties fo:font-style="italic" fo:font-weight="bold" officeooo:rsid="0007c35f" officeooo:paragraph-rsid="0008cc4b" style:font-style-asian="italic" style:font-weight-asian="bold" style:font-style-complex="italic" style:font-weight-complex="bold"/>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top="0cm" fo:margin-bottom="0.212cm" loext:contextual-spacing="false" fo:line-height="95%" fo:text-align="justify" style:justify-single-word="false"/>
    </style:style>
    <style:style style:name="P16" style:family="paragraph" style:parent-style-name="Standard">
      <style:text-properties style:font-name-asian="MS Mincho"/>
    </style:style>
    <style:style style:name="P17" style:family="paragraph" style:parent-style-name="Standard">
      <style:paragraph-properties style:snap-to-layout-grid="false"/>
      <style:text-properties fo:font-size="8pt" style:font-size-asian="8pt" style:font-size-complex="8pt"/>
    </style:style>
    <style:style style:name="P18" style:family="paragraph" style:parent-style-name="Standard" style:list-style-name=""/>
    <style:style style:name="P19" style:family="paragraph" style:parent-style-name="Heading_20_2">
      <style:text-properties officeooo:rsid="0002647a" officeooo:paragraph-rsid="0002647a"/>
    </style:style>
    <style:style style:name="P20" style:family="paragraph" style:parent-style-name="Heading_20_5">
      <style:text-properties style:font-name-asian="MS Mincho"/>
    </style:style>
    <style:style style:name="P21" style:family="paragraph" style:parent-style-name="Heading_20_4">
      <style:text-properties fo:font-style="normal" style:font-style-asian="normal"/>
    </style:style>
    <style:style style:name="T1" style:family="text">
      <style:text-properties style:font-name-asian="MS Mincho"/>
    </style:style>
    <style:style style:name="T2" style:family="text">
      <style:text-properties style:font-name-asian="MS Mincho" style:font-weight-complex="normal"/>
    </style:style>
    <style:style style:name="T3" style:family="text">
      <style:text-properties fo:font-weight="bold" officeooo:rsid="000380e5" style:font-weight-asian="bold" style:font-weight-complex="bold"/>
    </style:style>
    <style:style style:name="T4" style:family="text">
      <style:text-properties fo:font-weight="bold" style:font-name-asian="MS Mincho" style:font-weight-asian="bold" style:font-weight-complex="normal"/>
    </style:style>
    <style:style style:name="T5" style:family="text">
      <style:text-properties fo:font-style="italic" style:font-style-asian="italic" style:font-style-complex="italic"/>
    </style:style>
    <style:style style:name="T6" style:family="text">
      <style:text-properties fo:font-style="italic" fo:font-weight="bold" officeooo:rsid="000380e5" style:font-style-asian="italic" style:font-weight-asian="bold" style:font-style-complex="italic" style:font-weight-complex="bold"/>
    </style:style>
    <style:style style:name="T7" style:family="text">
      <style:text-properties fo:font-style="italic" fo:font-weight="bold" style:font-name-asian="MS Mincho" style:font-style-asian="italic" style:font-weight-asian="bold" style:font-style-complex="italic" style:font-weight-complex="normal"/>
    </style:style>
    <style:style style:name="T8" style:family="text">
      <style:text-properties fo:font-style="italic" style:font-name-asian="MS Mincho" style:font-style-asian="italic"/>
    </style:style>
    <style:style style:name="T9" style:family="text">
      <style:text-properties fo:font-style="italic" style:font-name-asian="MS Mincho" style:font-style-asian="italic" style:font-style-complex="italic"/>
    </style:style>
    <style:style style:name="T10" style:family="text">
      <style:text-properties fo:font-style="italic" fo:font-weight="normal" officeooo:rsid="0008cc4b" style:font-style-asian="italic" style:font-weight-asian="normal" style:font-style-complex="italic" style:font-weight-complex="normal"/>
    </style:style>
    <style:style style:name="T11" style:family="text">
      <style:text-properties style:font-name-asian="Times New Roman"/>
    </style:style>
    <style:style style:name="T12" style:family="text">
      <style:text-properties fo:color="#ff66ff"/>
    </style:style>
    <style:style style:name="T13" style:family="text">
      <style:text-properties style:font-name="Times New Roman" fo:font-style="italic" style:font-style-asian="italic" style:font-name-complex="Times New Roman"/>
    </style:style>
    <style:style style:name="T14" style:family="text">
      <style:text-properties style:font-name="Symbol" fo:font-style="italic" style:font-style-asian="italic" style:font-name-complex="Symbol" style:font-style-complex="italic"/>
    </style:style>
    <style:style style:name="T15" style:family="text">
      <style:text-properties style:text-position="sub 58%"/>
    </style:style>
    <style:style style:name="T16" style:family="text">
      <style:text-properties fo:font-style="normal" style:font-style-asian="normal"/>
    </style:style>
    <style:style style:name="T17" style:family="text">
      <style:text-properties fo:font-style="normal" style:font-style-asian="normal" style:font-style-complex="normal"/>
    </style:style>
    <style:style style:name="T18" style:family="text">
      <style:text-properties fo:font-style="normal" officeooo:rsid="0005f802" style:font-style-asian="normal" style:font-style-complex="normal"/>
    </style:style>
    <style:style style:name="T19" style:family="text">
      <style:text-properties fo:font-style="normal" officeooo:rsid="0007c35f"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08cc4b" style:font-style-asian="normal" style:font-weight-asian="normal" style:font-style-complex="normal" style:font-weight-complex="normal"/>
    </style:style>
    <style:style style:name="T22" style:family="text">
      <style:text-properties fo:font-size="8pt" style:font-size-asian="8pt" style:font-size-complex="8pt"/>
    </style:style>
    <style:style style:name="T23" style:family="text">
      <style:text-properties style:text-position="super 58%"/>
    </style:style>
    <style:style style:name="T24" style:family="text">
      <style:text-properties fo:font-variant="normal" fo:text-transform="none" fo:font-style="italic" style:font-name-asian="MS Mincho" style:font-style-asian="italic" style:font-style-complex="italic"/>
    </style:style>
    <style:style style:name="T25" style:family="text">
      <style:text-properties officeooo:rsid="0002647a"/>
    </style:style>
    <style:style style:name="T26" style:family="text">
      <style:text-properties fo:font-weight="normal" officeooo:rsid="000380e5" style:font-weight-asian="normal" style:font-weight-complex="normal"/>
    </style:style>
    <style:style style:name="T27" style:family="text">
      <style:text-properties fo:font-weight="normal" officeooo:rsid="0004f79b" style:font-weight-asian="normal" style:font-weight-complex="normal"/>
    </style:style>
    <style:style style:name="T28" style:family="text">
      <style:text-properties officeooo:rsid="0005f802"/>
    </style:style>
    <style:style style:name="T29" style:family="text">
      <style:text-properties officeooo:rsid="0007c35f"/>
    </style:style>
    <style:style style:name="T30" style:family="text">
      <style:text-properties officeooo:rsid="00090346"/>
    </style:style>
    <style:style style:name="fr1"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Sect1" style:family="section">
      <style:section-properties style:writing-mode="lr-tb" style:editable="false">
        <style:columns fo:column-count="2" fo:column-gap="1.27cm">
          <style:column style:rel-width="32767*" fo:start-indent="0cm" fo:end-indent="0.635cm"/>
          <style:column style:rel-width="32767*"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7*"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Paper Title* </text:span><text:span text:style-name="T4">(</text:span><text:span text:style-name="T2">use style:</text:span><text:span text:style-name="T1"> </text:span><text:span text:style-name="T7">paper title</text:span><text:span text:style-name="T1">)</text:span></text:p>
      <text:p text:style-name="paper_20_subtitle"><text:span text:style-name="T1">Subtitle as needed </text:span><text:span text:style-name="T7">(paper subtitle)</text:span></text:p>
      <text:p text:style-name="P16"/>
      <text:section text:style-name="Sect1" text:name="Sezione1">
        <text:p text:style-name="Author"><text:span text:style-name="T1">Authors Name/s per 1st Affiliation (</text:span><text:span text:style-name="T8">Author</text:span><text:span text:style-name="T1">)</text:span></text:p>
        <text:p text:style-name="Affiliation"><text:span text:style-name="T1">line 1 (of </text:span><text:span text:style-name="T8">Affiliation</text:span><text:span text:style-name="T1">): dept. name of organization</text:span></text:p>
        <text:p text:style-name="P2">line 2-name of organization, acronyms acceptable</text:p>
        <text:p text:style-name="P2">line 3-City, Country</text:p>
        <text:p text:style-name="P2">line 4-e-mail address if desired</text:p>
        <text:p text:style-name="Author"><text:span text:style-name="T1">Authors Name/s per 2nd Affiliation (</text:span><text:span text:style-name="T8">Author</text:span><text:span text:style-name="T1">)</text:span></text:p>
        <text:p text:style-name="Affiliation"><text:span text:style-name="T1">line 1 (of </text:span><text:span text:style-name="T8">Affiliation</text:span><text:span text:style-name="T1">): dept. name of organization</text:span></text:p>
        <text:p text:style-name="P2">line 2-name of organization, acronyms acceptable</text:p>
        <text:p text:style-name="P2">line 3-City, Country</text:p>
        <text:p text:style-name="P2">line 4-e-mail address if desired</text:p>
      </text:section>
      <text:section text:style-name="Sect2" text:name="Sezione2">
        <text:p text:style-name="P2"/>
        <text:p text:style-name="P16"/>
      </text:section>
      <text:section text:style-name="Sect3" text:name="Sezione3">
        <text:p text:style-name="Abstract"><text:span text:style-name="T9">Abstract</text:span><text:span text:style-name="T1">—Oggigiorno il cloud computing è diventata una tecnologia consolidata e ampiamente usata. Anche se essa comporta molti vantaggi per gli sviluppatori risulta avere dei lati negativi quali alta latenza, mancanza di mobilità e location-awareness. Per ovviare a questi problemi è sorto un nuovo paradigma: il fog computing. Lo scopo principale del fog computing è quello di spostare I nodi di computazione il più possibile vicino agli utenti finali per poter diminuire la latenza di comunicazione. In questo articolo discutiamo l'applicazione del fog computing analizzando un caso pratico quale l'analisi del traffico in tempo reale, use case tipico nell'idea delle smart cities.</text:span></text:p>
        <text:p text:style-name="Abstract"/>
        <text:p text:style-name="P8">Keywords—fog computing; distributed system; cloud computing; </text:p>
        <text:h text:style-name="Heading_20_1" text:outline-level="1"><text:span text:style-name="T11"><text:s/></text:span>Introduction</text:h>
        <text:p text:style-name="Text_20_body">La pervasività dei dispositivi mobili quali smartphone, l'idea dell'Internet of Things e la grande mole di dati che essi generano richiede un approccio diverso nella costruzione di un'architettura per lo sviluppo delle applicazioni. L'uso del solo Cloud computing, nonostante le <text:s/>caratteristiche di scalabilità e di alta disponibilità per l’utente finale oltre ad una gestione semplificata per l’immagazzinamento di informazioni e l’elaborazione di grandi moli di dati, può in questi casi non essere sufficiente e può portare a soluzioni non sempre efficienti, sopratutto nel caso di sistemi real-time che richiedono scadenze temporali stringenti. Prendendo in riferimento un caso reale come un sistema di monitoraggio e analisi del traffico, questo rientra proprio nella categoria di sistemi sopra discussa. Infatti la possibilità di poter ricevere informazioni da diversi dispositivi quali sensori IoT ormai presenti in molte auto, oppure smartphone grazie ai servizi GPS, i quali generano dati relativi alla posizione e velocità attuale, in aggiunta all'esigenza di processamento di tali dati in tempi stringenti per poter rispondere alle richieste sull'andamento del traffico in un dato istante, può necessitare soluzioni alternative al cloud computing per avere un risultato soddisfacente. In questo articolo viene analizzato lo sviluppo di un'applicazione in grado di risondere a tali requisiti non funzionali. L'obbiettivo del progetto è dunque la realizazione di un sistema in grado di ricevere dati dagli utenti relativi alla loro posizione e velocità attuale per calcolare una media della velocità del traffico rispetto alla posizione geografica dichiarata. Tale dato deve essere dunque reso disponibile in tempi brevi per poter rispondere ad eventuali richieste sull'andamento del traffico avanzate dagli utenti che accedono al sistema tramite il proprio smartphone, tutto ai fini di migliorare l'esperienza alla guida degli stessi. Nello specifico , <text:s/>il progetto si compone di due applicazioni tra loro complementari:</text:p>
        <text:p text:style-name="Text_20_body"/>
        <text:p text:style-name="Text_20_body">PRIMA APPL: tale modulo</text:p>
        <text:p text:style-name="Text_20_body"><text:span text:style-name="T11"><text:s/></text:span><text:span text:style-name="T12">Descrivere le sezioni ad esempio “nella sezione 2 si discuterà dell'architettura del pene di rocco papaleo”</text:span></text:p>
        <text:h text:style-name="Heading_20_1" text:outline-level="1">Design</text:h>
        <text:p text:style-name="Text_20_body">In questa sezione si vuole illustrare il design del sistema. L'applicazione è suddivisa in due moduli: il primo responsabile della ricostruzione della topologia delle strade sfruttando le informazioni fornite dagli utenti riguardo i loro spostamenti geografici, mentre il secondo del calcolo della velocità media attuale delle singole strade riconosciute, sfruttando i risultati che il primo modulo ha generato. Di seguito è prima discussa la concezione e l'organizzazione dell'ambiente in cui l'applicazione dovrà operare per poterne poi spiegare come con determinate scelte si possa facilmente applicare l'approccio fog computing e trarne ampi vantaggi.</text:p>
        <text:p text:style-name="P14"/>
        <text:h text:style-name="Heading_20_2" text:outline-level="2">Selecting a Template (Heading 2)</text:h>
        <text:p text:style-name="Text_20_body">L'idea di fondo che ha permesso la ricostruzione della topologia delle strade ed una più facile gestione dei dati provenienti dagli utenti consiste nella suddivisione della mappa della città in diverse sottosezioni, così da creare una griglia su cui operare. Data la mappa della città essa è stata suddivisa come mostrato in figura 1: la mappa è stata partizionata in diverse sezioni, ognuna delle quali grande 1km². Con questa suddivisione è stato possibile attuare una gestione mirata dei dati generati da ogni dispositivo. In particolare ogni sezione è a sua volta suddivisa in sottosezioni quadrate di lato pari a 10 metri. <text:s/>Tale scelta è stata fondamentale per gestire e sfruttare le informazioni riguardo gli spostamenti degli utenti. Trattando ognuna di queste sottosezioni come un nodo di un grafo, è possibile tracciare le traiettorie di movimento degli utenti tenendo in considerazione della loro transizione tra una <text:soft-page-break/>sottosezione ed un' altra: ogniqualvolta che avviene questo passaggio il dispositivo invia al sistema una coppia di coordinate [(x1, y1);(x2, y2)] che indica lo spostamento appena effettuato. In particolare la singola coordinata (x, y) permette di identificare una singola sottosezione della griglia di cui si sta discutendo (rappresentando il vertice sinistro superiore di una specifica sottosezione) e di conseguenza un nodo del grafo. Tramite la coppia di coordinate è dunque possibile rappresentare lo spostamento percepito attraverso un arco orientato dalla prima coordinata alla seconda, rendendo così nota al sistema la presenza di una strada. La velocità media con cui l'automobile si è spostata da questi due nodi viene usata per aggiornare il valore della velocità che etichetta l'arco. Da tutti I dati che si ricevono è quindi possibile costruire un grafo per ogni sezione.</text:p>
        <text:p text:style-name="P14">Come si può intendere, il partizionamento attuato porta con sé ulteriori vantaggi oltre alla semplice gestione della rete stradale; tramite questa scelta è infatti anche possibile svolgere una più semplice distribuzione del carico computazionale per il sistema, facendo sì che ogni sezione della griglia sia gestita da un opportuno nodo fisico, possibilmente prossimo geograficamente come prevede il paradigma di fog computing.</text:p>
        <text:h text:style-name="Heading_20_2" text:outline-level="2">Processamento del grafo</text:h>
        <text:p text:style-name="Text_20_body">Una volta che il grafo è completo esso avrà una struttura come in figura x in cui è possibile vedere 2 tipi di nodi:</text:p>
        <text:list xml:id="list7237266686991924803" text:style-name="WW8Num3">
          <text:list-item>
            <text:p text:style-name="bullet_20_list"><text:span text:style-name="T5">Nodi incrocio</text:span>: sono nodi che presentano 3 o più archi uscenti. Indicano l'inizio o la fine di una o più strade.</text:p>
          </text:list-item>
          <text:list-item>
            <text:p text:style-name="bullet_20_list"><text:span text:style-name="T5">Nodi transitori</text:span>: nodi con al più 2 archi uscenti. Indicano nodi che appartengono ad una strada.</text:p>
          </text:list-item>
        </text:list>
        <text:p text:style-name="Text_20_body">Sfruttando tale distinzione è possibile riconoscere e <text:s/>ricavare tutte le strade: si intende per strada un insieme di archi che vanno da un nodo incrocio ad un altro. In una strada sarà presente una ed una sola velocità media data dalla media pesata delle velocità su ogni arco che la compongono. Il motivo per cui è stato speso tale effort nel riconoscimento delle strade risiede principalmente nella convinzione che tramite esse si riesce a calcolare un valore medio più significativo, rispetto <text:s/>a quello “puntuale” che si avrebbe considerando un singolo arco, dovendo tenere conto dei dati provenienti dalla totalità degli archi e quindi della distribuzione del traffico sulla strada stessa. Si vuole far notare che tale definizione di strada non ha lo scopo di generare una corrispondenza biunivoca tra le vie di una citta e ciò che è percepito dal sistema. Prendendo ad esempio la strada “via Casilina” di Roma, è interesse del sistema non riconoscerla nella sua interezza, così come avviene in uno stradario, ma saperla suddividere nei su<text:span text:style-name="T25">o</text:span>i diversi segmenti (cioè le effettive strade trattate dal sistema) che partono e terminano con un incrocio e che possono presentare velocità medie diverse.</text:p>
        <text:h text:style-name="P19" text:outline-level="2">Aggiornamento della velocità</text:h>
        <text:p text:style-name="P11"><text:span text:style-name="T25">Avendo a disposizione le strade, il calcolo e l’aggiornamento della velocità sulle stesse risulta essere relativamente semplice. Tale passaggio può essere riassunto distinguendo due fasi: la prima, in cui avviene l’aggiornamento della velocità media dell’arco preso in input, <text:s/>che viene eseguito sfruttando una tecnica di media esponenziale in cui viene dato maggior peso ai nuovi valori rispetto alla media calcolata in precedenza, questo allo scopo di avere informazioni quanto più possibile inerenti alla condizione del traffico corrente; la seconda si preoccupa invece di riportare le modifiche avvenute sul singolo arco alla strada cui esso appartiene. In quest’ultimo caso si è pensato di pesare i contributi dei singoli archi in base al loro rapporto rispetto alla lunghezza totale della strada, intesa come il numero totale degli archi che la compongono.</text:span></text:p>
        <text:p text:style-name="P11"/>
        <text:h text:style-name="Heading_20_1" text:outline-level="1">Architettura</text:h>
        <text:p text:style-name="Text_20_body">In questa sezione verrà illustrata l'architettura proposta per l'applicazione. Si andrà prima a discutere l'architettura software per poi successivamente presentare l'architettura di sistema. ovvero come le diverse componenti logiche dell'applicazione vengono istanziate sui nodi e come questi sono a loro volta collocati fisicamente. </text:p>
        <text:h text:style-name="Heading_20_2" text:outline-level="2">Architettura software</text:h>
        <text:p text:style-name="Text_20_body">L'architettura software è suddivisa come in Figura 1. I vari componenti che la compongono sono</text:p>
        <text:list xml:id="list5421382823515834274" text:style-name="WW8Num9">
          <text:list-item>
            <text:p text:style-name="P10">Kafka</text:p>
          </text:list-item>
          <text:list-item>
            <text:p text:style-name="P10">Storm</text:p>
          </text:list-item>
          <text:list-item>
            <text:p text:style-name="P10">Redis</text:p>
          </text:list-item>
          <text:list-item>
            <text:p text:style-name="P10">ElasticSearch</text:p>
          </text:list-item>
        </text:list>
        <text:p text:style-name="Text_20_body"><text:span text:style-name="T6">Kafka.</text:span><text:span text:style-name="T3"> <text:s/></text:span><text:span text:style-name="T26">Kafka permette l’utilizzo di un sistema publish-subscribe; in questo modo è possibile avere un maggior disaccoppiamento tra le sorgenti dei dati ed I consumatori presenti nell’applicazione proposta. Inoltre, </text:span><text:span text:style-name="T27">esso costituisce</text:span><text:span text:style-name="T26"> anche </text:span><text:span text:style-name="T27">l’</text:span><text:span text:style-name="T26">unico punto di accesso al sistema </text:span><text:span text:style-name="T27">per fornire le informazioni; ciò consente dunque una semplificazione della gestione dei produttori presenti nei client, i quali necessitano conoscere la sola presenza di questo componente.</text:span></text:p>
        <text:p text:style-name="P12">Storm. <text:span text:style-name="T20">E’ il componente responsabile del data stream processing. La scelta di tale framework è stata adotatta in quanto naturalmente integrata con kafka: è infatti possibile fare in modo che gli stessi broker di kafka abbiano funzione di spout per storm e svolgano direttamente una funzione di data injection. In particolare sono state realizzate due diverse topologie, ognuna relativa ad uno dei moduli dell’applicazione di cui si è parlato in precedenza.</text:span></text:p>
        <text:list xml:id="list130030934690893" text:continue-list="list7237266686991924803" text:style-name="WW8Num3">
          <text:list-item>
            <text:p text:style-name="P3">Topologia A: <text:span text:style-name="T17">è la topologia che implementa la logica di creazione del grafo. E’ composta da tre livelli:<text:line-break/>un primo livello costituito dai </text:span>kafkaSpout<text:span text:style-name="T17">, mentre I successivi due da </text:span>splitterBolt <text:span text:style-name="T17">ed </text:span>areaBolt. <text:span text:style-name="T17">La componente kafkaSpout riceve dati da kafka, che si presentano con il formato di jsonArray composto da un numero variabile di oggetti: [{“x1”, “y1”, “x2”, “y2”, “speed”}, . . . , {. . .}]; ogni oggetto è quindi costituito da una coppia di coordinate indicante un arco e la relativa velocità come mostrato nel formato di esempio, </text:span><text:span text:style-name="T18">in cui la coppia (‘x1’,’y1’) <text:s/>rappresenta la </text:span><text:soft-page-break/><text:span text:style-name="T18">sezione di partenza e la coppia (‘x2’, ‘y2’) quella di arrivo, secondo l’idea presentata nella sezione </text:span><text:span text:style-name="T28">Design</text:span><text:span text:style-name="T17">. </text:span><text:span text:style-name="T18">A questo punto l’array viene inoltrato al livello degli splitterBolt, il cui compito consiste nello “spacchettare” l’array ricevuto ed inviare I singoli oggetti al livello successivo di bolt. Infine areaBolt, ricevuti I dati provenienti dagli splitterBolt, si preoccupa di implementare l’effettiva logica di aggiornamento del grafo; ciò avviene sia a livello locale, aggiornando una struttura “in-memory” per il singolo worker, sia ad un livello “globale” della singola regione interfacciandosi con la componente di </text:span><text:span text:style-name="T28">Redis.</text:span></text:p>
          </text:list-item>
          <text:list-item>
            <text:p text:style-name="P4">Topologia B: <text:span text:style-name="T17">Come per la topologia A, questa presenta un primo livello di kafkaSpout per le funzioni di data injection, a cui segue un livello di splitterBolt; le operazioni svolte dai due livelli sono le medesime di quelle presentate nella topologia A. A seguire sono presenti ulteriori tre livelli di bolt composti rispettivamente da </text:span>meanCalculatorBolt, updateMeanStreetBolt, producerBolt<text:span text:style-name="T17">. Il meanCalculatorBolt ha il compito di aggiornare la velocità media del singolo arco; anche in questo caso le modifiche vengono riportate sia ad un livello locale che ad un livello globale grazie alla componente Redis. In seguito è sua responabilità propagare l’informazione al livello successivo, inviando una tupla composta dall’identificativo dell’arco appena processato e della nuova rispeettiva velocità. L’updateMeanStreetBolt riceve dunque I dati prodotti dal meanCalculatorBolt e si preoccupa di aggiornare il valore della velocità media della strada contenente l’arco inoltrato secondo le modalità già introdotte in principio. </text:span><text:span text:style-name="T19">A fine di questa catena è presente il producerBolt il quale, ricevendo in input dal livello precedente la chiave di una strada</text:span><text:span text:style-name="T17"> </text:span><text:span text:style-name="T19">e la sua velocità media, è responsabile di riportare le informazioni ricevuto alla componente di </text:span><text:span text:style-name="T29">ElasticSearch, </text:span><text:span text:style-name="T19">rendendole disponibili agli utenti finali che potranno eseguire le loro query</text:span><text:span text:style-name="T29">.</text:span></text:p>
          </text:list-item>
        </text:list>
        <text:p text:style-name="Text_20_body"/>
        <text:p text:style-name="P13">Redis. <text:span text:style-name="T20">E’ un database noSql, </text:span><text:span text:style-name="T21">di tipo chiave-valore,</text:span><text:span text:style-name="T20"> in-memory. E’ stato scelto principalmente per la sua velocità operazionale e come supporto al calcolo effettuato da storm, per introdurre una componente di persistenza al sistema. Nel dettaglio, per ogni regione sono presenti </text:span><text:span text:style-name="T21">tre hashMap: </text:span></text:p>
        <text:list xml:id="list130031545057784" text:continue-numbering="true" text:style-name="WW8Num3">
          <text:list-item>
            <text:p text:style-name="bullet_20_list"><text:span text:style-name="T10">graphArea</text:span><text:span text:style-name="T21">, per la memorizzazione dei nodi e relativi archi presenti in una sezione. La chiave risulta essere una stringa identificativa del nodo mentre il valore è il nodo stesso, con I rispettivi archi, che viene salvato come stringa in formato json;</text:span></text:p>
          </text:list-item>
          <text:list-item>
            <text:p text:style-name="P6">edges, <text:span text:style-name="T17">usato per tenere traccia delle corrispondenze tra gli archi e le strade di appartenenza. In partricolare viene memorizzato per ogni arco la chiave identificativa della strada;</text:span></text:p>
          </text:list-item>
          <text:list-item>
            <text:p text:style-name="P7">streets, <text:span text:style-name="T17">memorizza per ogni strada, identificata tramite un intero, la corrispettiva velocità media attuale.</text:span></text:p>
          </text:list-item>
        </text:list>
        <text:p text:style-name="Text_20_body"><text:s/><text:span text:style-name="T30">Si vuole far notare che la consistenza offerta da Redis è di tipo finale, ma ciò non costituisce problema ai scopi dell’applicazione, dato che i valori delle velocità risultano essere per conto loro approssimati e l’esigenze degli utenti non richiedono una stretta precisione; inoltre una possibile inconsistenza verrebbe mascherata dall’applicazione e dal modo pesato con cui avvengono gli aggiornamenti.</text:span></text:p>
        <text:p text:style-name="P5"/>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130030598665258" text:continue-numbering="true" text:style-name="WW8Num3">
          <text:list-item>
            <text:p text:style-name="bullet_20_list">Use either SI (MKS) or CGS as primary units. (SI units are encouraged.) English units may be used as secondary units (in parentheses). An exception would be the use of English units as identifiers in trade, such as “3.5-inch disk drive.”</text:p>
          </text:list-item>
          <text:list-item>
            <text:p text:style-name="bullet_20_list">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bullet_20_list">Do not mix complete spellings and abbreviations of units: “Wb/m2” or “webers per square meter,” not “webers/m2.” Spell units when they appear in text: “...a few henries,” not “...a few H.”</text:p>
          </text:list-item>
          <text:list-item>
            <text:p text:style-name="bullet_20_list">Use a zero before decimal points: “0.25,” not “.25.” Use “cm3,” not “cc.” (<text:span text:style-name="T5">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equation"><text:span text:style-name="T1"><text:tab/></text:span><text:span text:style-name="T13">a</text:span><text:span text:style-name="T13">b</text:span><text:tab/><text:tab/><text:tab/><text:tab/><text:tab/></text:p>
        <text:p text:style-name="Text_20_body"><text:soft-page-break/>Note that the equation is centered using a center tab stop. Be sure that the symbols in your equation have been defined before or immediately following the equation. Use “(1),” not “Eq. (1)” or “equation (1),” except at the beginning of a sentence: “Equation (1) is ...”</text:p>
        <text:h text:style-name="Heading_20_2" text:outline-level="2">Some Common Mistakes</text:h>
        <text:list xml:id="list130031232558624" text:continue-numbering="true" text:style-name="WW8Num3">
          <text:list-item>
            <text:p text:style-name="bullet_20_list">The word “data” is plural, not singular.</text:p>
          </text:list-item>
          <text:list-item>
            <text:p text:style-name="bullet_20_list">The subscript for the permeability of vacuum <text:span text:style-name="T14"></text:span><text:span text:style-name="T15">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h text:style-name="Heading_20_1"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h text:style-name="Heading_20_3" text:outline-level="3">For author/s of only one affiliation (Heading 3):<text:span text:style-name="T16"> To change the default, adjust the template as follows.</text:span></text:h>
        <text:h text:style-name="Heading_20_4" text:outline-level="4">Selection (Heading 4):<text:span text:style-name="T16"> Highlight all author and affiliation lines.</text:span></text:h>
        <text:h text:style-name="Heading_20_4" text:outline-level="4">Change number of columns: <text:span text:style-name="T16">Select the Columns icon from the MS Word Standard toolbar and then select “1 Column” from the selection palette.</text:span></text:h>
        <text:h text:style-name="Heading_20_4" text:outline-level="4">Deletion: <text:span text:style-name="T16">Delete the author and affiliation lines for the second affiliation.</text:span></text:h>
        <text:h text:style-name="Heading_20_3" text:outline-level="3">For author/s of more than two affiliations: <text:span text:style-name="T16">To change the default, adjust the template as follows.</text:span></text:h>
        <text:h text:style-name="Heading_20_4" text:outline-level="4">Selection: <text:span text:style-name="T16">Highlight all author and affiliation lines.</text:span></text:h>
        <text:h text:style-name="Heading_20_4" text:outline-level="4">Change number of columns: <text:span text:style-name="T16">Select the “Columns” icon from the MS Word Standard toolbar and then select “1 Column” from the selection palette.</text:span></text:h>
        <text:h text:style-name="P21" text:outline-level="4">Highlight author and affiliation lines of affiliation 1 and copy this selection.</text:h>
        <text:h text:style-name="Heading_20_4" text:outline-level="4">Formatting: <text:span text:style-name="T16">Insert one hard return immediately after the last character of the last affiliation line. Then paste down the copy of affiliation 1. Repeat as necessary for each additional affiliation.</text:span></text:h>
        <text:h text:style-name="Heading_20_4" text:outline-level="4">Reassign number of columns: <text:span text:style-name="T16">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text:soft-page-break/>conversely, if there are not at least two sub-topics, then no subheads should be introduced. Styles named “Heading 1,” “Heading 2,” “Heading 3,” and “Heading 4” are prescribed.</text:p>
        <text:h text:style-name="Heading_20_2" text:outline-level="2">Figures and Tables</text:h>
        <text:h text:style-name="Heading_20_3" text:outline-level="3">Positioning Figures and Tables: 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h>
        <text:list xml:id="list6065886936887545806" text:style-name="WW8Num7">
          <text:list-item>
            <text:p text:style-name="table_20_head">Table Styles</text:p>
          </text:list-item>
        </text:list>
        <table:table table:name="Tabella1" table:style-name="Tabella1">
          <table:table-column table:style-name="Tabella1.A"/>
          <table:table-column table:style-name="Tabella1.B"/>
          <table:table-column table:style-name="Tabella1.C"/>
          <table:table-column table:style-name="Tabella1.D"/>
          <table:table-header-rows>
            <table:table-row table:style-name="Tabella1.1">
              <table:table-cell table:style-name="Tabella1.A1" table:number-rows-spanned="2" office:value-type="string">
                <text:p text:style-name="table_20_col_20_head">Table Head</text:p>
              </table:table-cell>
              <table:table-cell table:style-name="Tabella1.B1" table:number-columns-spanned="3" office:value-type="string">
                <text:p text:style-name="table_20_col_20_head">Table Column Head</text:p>
              </table:table-cell>
              <table:covered-table-cell/>
              <table:covered-table-cell/>
            </table:table-row>
            <table:table-row table:style-name="Tabella1.1">
              <table:covered-table-cell/>
              <table:table-cell table:style-name="Tabella1.A1" office:value-type="string">
                <text:p text:style-name="table_20_col_20_subhead">Table column subhead</text:p>
              </table:table-cell>
              <table:table-cell table:style-name="Tabella1.A1" office:value-type="string">
                <text:p text:style-name="table_20_col_20_subhead">Subhead</text:p>
              </table:table-cell>
              <table:table-cell table:style-name="Tabella1.B1" office:value-type="string">
                <text:p text:style-name="table_20_col_20_subhead">Subhead</text:p>
              </table:table-cell>
            </table:table-row>
          </table:table-header-rows>
          <table:table-row table:style-name="Tabella1.3">
            <table:table-cell table:style-name="Tabella1.A1" office:value-type="string">
              <text:p text:style-name="table_20_copy">copy</text:p>
            </table:table-cell>
            <table:table-cell table:style-name="Tabella1.A1" office:value-type="string">
              <text:p text:style-name="table_20_copy">More table copy<text:span text:style-name="T23">a</text:span></text:p>
            </table:table-cell>
            <table:table-cell table:style-name="Tabella1.A1" office:value-type="string">
              <text:p text:style-name="P17"/>
            </table:table-cell>
            <table:table-cell table:style-name="Tabella1.B1" office:value-type="string">
              <text:p text:style-name="P17"/>
            </table:table-cell>
          </table:table-row>
        </table:table>
        <text:list xml:id="list9002783082727137966" text:style-name="WW8Num8">
          <text:list-item>
            <text:p text:style-name="table_20_footnote">Sample of a Table footnote. <text:span text:style-name="T5">(Table footnote)</text:span></text:p>
          </text:list-item>
          <text:list-item>
            <text:p text:style-name="table_20_footnote"/>
          </text:list-item>
        </text:list>
        <text:list xml:id="list6298730357176411809" text:style-name="WW8Num6">
          <text:list-item>
            <text:p text:style-name="figure_20_caption"><text:span text:style-name="T1">Example of a figure caption. </text:span><text:span text:style-name="T9">(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 ( m(1),” not just “A/m.” Do not label axes with a ratio of quantities and units. For example, write “Temperature (K),” not “Temperature/K.”</text:p>
        <text:h text:style-name="Heading_20_5" text:outline-level="5"><text:span text:style-name="T1">Acknowledgment </text:span><text:span text:style-name="T9">(</text:span><text:span text:style-name="T24">Heading 5</text:span><text:span text:style-name="T9">)</text:span></text:h>
        <text:p text:style-name="Text_20_body">The preferred spelling of the word “acknowledgment” in America is without an “e” after the “g.” Avoid the stilted expression “one of us (R. B. G.) thanks ...”. <text:s/>Instead, try “R. B. G. thanks...”. Put sponsor acknowledgments in the unnumbered footnote on the first page.</text:p>
        <text:p text:style-name="P16"/>
        <text:h text:style-name="P20"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P16"/>
        <text:list xml:id="list5633945575562237927" text:style-name="WW8Num5">
          <text:list-item>
            <text:p text:style-name="references"><draw:frame draw:style-name="fr1" draw:name="Cornice1" text:anchor-type="char" svg:x="-9.511cm" svg:y="5.948cm" svg:width="8.913cm" svg:height="3.198cm" draw:z-index="0"><draw:text-box><text:p text:style-name="Text_20_body">We suggest that you use a text box to insert a graphic (which is ideally a 300 dpi resolution TIFF or EPS file with all fonts embedded) because this method is somewhat more stable than directly inserting a picture.</text:p><text:p text:style-name="P15">To have non-visible rules on your frame, use the MSWord “Format” pull-down menu, select Text Box &gt; Colors and Lines to choose No Fill and No Line.</text:p></draw:text-box></draw:frame><text:span text:style-name="T1">G. Eason, B. Noble, and I.N. Sneddon, “On certain integrals of Lipschitz-Hankel type involving products of Bessel functions,” Phil. Trans. Roy. Soc. London, vol. A247, pp. 529-551, April 1955. (</text:span><text:span text:style-name="T8">references</text:span><text:span text:style-name="T1">)</text:span></text:p>
          </text:list-item>
          <text:list-item>
            <text:p text:style-name="P1">J. Clerk Maxwell, A Treatise on Electricity and Magnetism, 3rd ed., vol. 2. Oxford: Clarendon, 1892, pp.68-73.</text:p>
          </text:list-item>
          <text:list-item>
            <text:p text:style-name="P1">I.S. Jacobs and C.P. Bean, “Fine particles, thin films and exchange anisotropy,” in Magnetism, vol. III, G.T. Rado and H. Suhl, Eds. New York: Academic, 1963, pp. 271-350.</text:p>
          </text:list-item>
          <text:list-item>
            <text:p text:style-name="P1">K. Elissa, “Title of paper if known,” unpublished.</text:p>
          </text:list-item>
          <text:list-item>
            <text:p text:style-name="P1">R. Nicole, “Title of paper with only first word capitalized,” J. Name Stand. Abbrev., in press.</text:p>
          </text:list-item>
          <text:list-item>
            <text:p text:style-name="P1">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zione4">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 svg:font-family="'DejaVu Sans'" style:font-family-generic="swiss"/>
    <style:font-face style:name="FreeSans1" svg:font-family="FreeSans" style:font-family-generic="swiss"/>
    <style:font-face style:name="DejaVu Sans1"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DejaVu Sans"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it" fo:country="IT" style:font-name-asian="MS Mincho" style:font-family-asian="'MS Mincho', 'ＭＳ 明朝'" style:font-family-generic-asian="modern" style:language-asian="it" style:country-asian="IT"/>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it" fo:country="IT" style:language-asian="it" style:country-asian="IT"/>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DejaVu Sans1" style:font-family-complex="'DejaVu 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DejaVu Sans" style:font-family-complex="'DejaVu Sans'" style:font-family-generic-complex="swiss"/>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6">
      <style:paragraph-properties fo:margin-left="0cm" fo:margin-right="0cm" fo:margin-top="0.141cm" fo:margin-bottom="0.353cm" loext:contextual-spacing="false" fo:text-align="justify" style:justify-single-word="false" fo:orphans="2" fo:widows="2" fo:hyphenation-ladder-count="no-limit"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it" style:country-asian="I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it" style:country-asian="IT"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it" style:country-asian="IT"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5">
      <style:paragraph-properties fo:margin-top="0cm" fo:margin-bottom="0.088cm" loext:contextual-spacing="false" fo:line-height="0.318cm"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8">
      <style:paragraph-properties fo:margin-left="0.635cm" fo:margin-right="0cm" fo:margin-top="0.106cm" fo:margin-bottom="0.053cm" loext:contextual-spacing="false" fo:text-align="end" style:justify-single-word="false" fo:orphans="2" fo:widows="2" fo:hyphenation-ladder-count="no-limit"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7">
      <style:paragraph-properties fo:margin-top="0.423cm" fo:margin-bottom="0.212cm"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_20__28_user_29_"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4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4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4z4" style:family="text">
      <style:text-properties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0" style:family="text">
      <style:text-properties style:font-name="Symbol1"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it" fo:country="IT" style:font-name-asian="MS Mincho" style:font-family-asian="'MS Mincho', 'ＭＳ 明朝'" style:font-family-generic-asian="modern" style:language-asian="it" style:country-asian="IT"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4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4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4z4" style:num-format="">
        <style:list-level-properties text:list-level-position-and-space-mode="label-alignment">
          <style:list-level-label-alignment text:label-followed-by="nothing" fo:margin-left="5.08cm"/>
        </style:list-level-properties>
      </text:list-level-style-number>
      <text:list-level-style-number text:level="6" text:style-name="WW8Num4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4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4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4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7:40:00</meta:creation-date>
    <dc:date>2017-10-02T13:00:29.540592446</dc:date>
    <meta:editing-cycles>6</meta:editing-cycles>
    <meta:editing-duration>P11DT12H35S</meta:editing-duration>
    <meta:document-statistic meta:table-count="1" meta:image-count="0" meta:object-count="0" meta:page-count="5" meta:paragraph-count="120" meta:word-count="3987" meta:character-count="25115" meta:non-whitespace-character-count="21324"/>
    <meta:generator>LibreOffice/5.1.6.2$Linux_X86_64 LibreOffice_project/10m0$Build-2</meta:generator>
  </office:meta>
</office:document-meta>
</file>